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3">
      <style:graphic-properties draw:stroke="none" svg:stroke-width="0cm" draw:fill="solid" draw:fill-color="#5f5f5f" draw:textarea-vertical-align="middle" draw:auto-grow-height="false" draw:fit-to-size="false" style:shrink-to-fit="false" fo:min-height="2.003cm" fo:min-width="1.948cm" fo:padding-top="0.125cm" fo:padding-bottom="0.125cm" fo:padding-left="0.25cm" fo:padding-right="0.25cm" fo:wrap-option="no-wrap"/>
    </style:style>
    <style:style style:name="gr2" style:family="graphic" style:parent-style-name="Default_5f_2_5f_1_5f_1_5f_3">
      <style:graphic-properties svg:stroke-width="0.051cm" svg:stroke-color="#a7a9ac" draw:marker-start-width="0.279cm" draw:marker-end-width="0.279cm" draw:fill="none" draw:fill-color="#dcddde" draw:gradient-step-count="0" draw:textarea-horizontal-align="justify" draw:textarea-vertical-align="middle" draw:auto-grow-height="false" fo:min-height="0.5cm" fo:min-width="1.85cm" fo:padding-top="0.15cm" fo:padding-bottom="0.15cm" fo:padding-left="0.275cm" fo:padding-right="0.275cm"/>
    </style:style>
    <style:style style:name="gr3" style:family="graphic" style:parent-style-name="Default_5f_2_5f_1_5f_1_5f_3">
      <style:graphic-properties svg:stroke-width="0.051cm" svg:stroke-color="#a7a9ac" draw:marker-start-width="0.279cm" draw:marker-end-width="0.279cm" draw:fill="none" draw:fill-color="#a0ff5f" draw:textarea-horizontal-align="justify" draw:textarea-vertical-align="middle" draw:auto-grow-height="false" fo:min-height="0.5cm" fo:min-width="1.85cm" fo:padding-top="0.15cm" fo:padding-bottom="0.15cm" fo:padding-left="0.275cm" fo:padding-right="0.275cm"/>
    </style:style>
    <style:style style:name="gr4" style:family="graphic" style:parent-style-name="Default_5f_2_5f_1_5f_1_5f_3">
      <style:graphic-properties svg:stroke-width="0.051cm" svg:stroke-color="#a7a9ac" draw:marker-start-width="0.279cm" draw:marker-end-width="0.279cm" draw:fill="none" draw:fill-color="#dcddde" draw:textarea-horizontal-align="justify" draw:textarea-vertical-align="middle" draw:auto-grow-height="false" fo:min-height="0.5cm" fo:min-width="1.85cm" fo:padding-top="0.15cm" fo:padding-bottom="0.15cm" fo:padding-left="0.275cm" fo:padding-right="0.275cm"/>
    </style:style>
    <style:style style:name="gr5" style:family="graphic" style:parent-style-name="objectwithoutfill">
      <style:graphic-properties draw:stroke="dash" draw:stroke-dash="Line_20_Style_20_9" svg:stroke-width="0.102cm" svg:stroke-color="#009900" draw:marker-start-width="0.356cm" draw:marker-end="" draw:marker-end-width="0.457cm" draw:fill="none" draw:textarea-vertical-align="middle" fo:padding-top="0.175cm" fo:padding-bottom="0.175cm" fo:padding-left="0.3cm" fo:padding-right="0.3cm"/>
    </style:style>
    <style:style style:name="gr6" style:family="graphic" style:parent-style-name="objectwithoutfill">
      <style:graphic-properties svg:stroke-width="0.102cm" svg:stroke-color="#ff6600" draw:marker-start-width="0.356cm" draw:marker-end="Line_20_Arrow" draw:marker-end-width="0.305cm" draw:fill="none" draw:textarea-vertical-align="middle" fo:padding-top="0.175cm" fo:padding-bottom="0.175cm" fo:padding-left="0.3cm" fo:padding-right="0.3cm"/>
    </style:style>
    <style:style style:name="gr7" style:family="graphic" style:parent-style-name="objectwithoutfill">
      <style:graphic-properties draw:stroke="dash" draw:stroke-dash="Line_20_Style_20_9" svg:stroke-width="0.102cm" svg:stroke-color="#009999" draw:marker-start-width="0.356cm" draw:marker-end="" draw:marker-end-width="0.457cm" draw:fill="none" draw:textarea-vertical-align="middle" fo:padding-top="0.175cm" fo:padding-bottom="0.175cm" fo:padding-left="0.3cm" fo:padding-right="0.3cm"/>
    </style:style>
    <style:style style:name="gr8" style:family="graphic" style:parent-style-name="objectwithoutfill">
      <style:graphic-properties draw:stroke="dash" draw:stroke-dash="Line_20_Style_20_9" svg:stroke-width="0.102cm" svg:stroke-color="#ff3399" draw:marker-start-width="0.356cm" draw:marker-end="" draw:marker-end-width="0.457cm" draw:fill="none" draw:textarea-vertical-align="middle" fo:padding-top="0.175cm" fo:padding-bottom="0.175cm" fo:padding-left="0.3cm" fo:padding-right="0.3cm"/>
    </style:style>
    <style:style style:name="gr9" style:family="graphic" style:parent-style-name="objectwithoutfill">
      <style:graphic-properties svg:stroke-width="0.102cm" svg:stroke-color="#0000cc" draw:marker-start-width="0.356cm" draw:marker-end="Line_20_Arrow" draw:marker-end-width="0.305cm" draw:fill="none" draw:textarea-vertical-align="middle" fo:padding-top="0.175cm" fo:padding-bottom="0.175cm" fo:padding-left="0.3cm" fo:padding-right="0.3cm"/>
    </style:style>
    <style:style style:name="gr10" style:family="graphic" style:parent-style-name="objectwithoutfill">
      <style:graphic-properties svg:stroke-width="0.102cm" svg:stroke-color="#6600cc" draw:marker-start-width="0.356cm" draw:marker-end="Line_20_Arrow" draw:marker-end-width="0.305cm" draw:fill="none" draw:textarea-vertical-align="middle" fo:padding-top="0.175cm" fo:padding-bottom="0.175cm" fo:padding-left="0.3cm" fo:padding-right="0.3cm"/>
    </style:style>
    <style:style style:name="gr11" style:family="graphic" style:parent-style-name="objectwithoutfill">
      <style:graphic-properties svg:stroke-width="0.102cm" svg:stroke-color="#000000" draw:marker-start-width="0.356cm" draw:marker-end="" draw:marker-end-width="0.457cm" draw:fill="none" draw:textarea-vertical-align="middle" fo:padding-top="0.175cm" fo:padding-bottom="0.175cm" fo:padding-left="0.3cm" fo:padding-right="0.3cm"/>
    </style:style>
    <style:style style:name="gr12" style:family="graphic" style:parent-style-name="Default_5f_2_5f_1_5f_1_5f_3">
      <style:graphic-properties svg:stroke-width="0.051cm" svg:stroke-color="#a7a9ac" draw:marker-start-width="0.279cm" draw:marker-end-width="0.279cm" draw:fill="none" draw:fill-color="#fd9a2b" draw:textarea-horizontal-align="justify" draw:textarea-vertical-align="middle" draw:auto-grow-height="false" fo:min-height="0.5cm" fo:min-width="1.85cm" fo:padding-top="0.15cm" fo:padding-bottom="0.15cm" fo:padding-left="0.275cm" fo:padding-right="0.275cm"/>
    </style:style>
    <style:style style:name="gr13" style:family="graphic" style:parent-style-name="Default_5f_1_5f_3">
      <style:graphic-properties draw:stroke="none" svg:stroke-width="0cm" draw:fill="solid" draw:fill-color="#00c081" draw:textarea-vertical-align="middle" draw:auto-grow-height="false" draw:fit-to-size="false" style:shrink-to-fit="false" fo:min-height="1.021cm" fo:min-width="2.041cm" fo:padding-top="0.125cm" fo:padding-bottom="0.125cm" fo:padding-left="0.25cm" fo:padding-right="0.25cm" fo:wrap-option="no-wrap"/>
    </style:style>
    <style:style style:name="gr14" style:family="graphic" style:parent-style-name="Default_5f_1_5f_3">
      <style:graphic-properties draw:stroke="none" svg:stroke-width="0cm" draw:fill="solid" draw:fill-color="#02a49c" draw:textarea-vertical-align="middle" draw:auto-grow-height="false" draw:fit-to-size="false" style:shrink-to-fit="false" fo:min-height="1.021cm" fo:min-width="2.041cm" fo:padding-top="0.125cm" fo:padding-bottom="0.125cm" fo:padding-left="0.25cm" fo:padding-right="0.25cm" fo:wrap-option="no-wrap"/>
    </style:style>
    <style:style style:name="gr15" style:family="graphic" style:parent-style-name="Default_5f_1_5f_3">
      <style:graphic-properties draw:stroke="none" svg:stroke-width="0cm" draw:fill="solid" draw:fill-color="#02a49c" draw:textarea-vertical-align="middle" draw:auto-grow-height="false" draw:fit-to-size="false" style:shrink-to-fit="false" fo:min-height="1.021cm" fo:min-width="2.041cm" fo:padding-top="0.125cm" fo:padding-bottom="0.125cm" fo:padding-left="0.25cm" fo:padding-right="0.25cm" fo:wrap-option="no-wrap"/>
    </style:style>
    <style:style style:name="gr16" style:family="graphic" style:parent-style-name="Default_5f_1_5f_3">
      <style:graphic-properties draw:stroke="none" svg:stroke-width="0cm" draw:fill="solid" draw:fill-color="#00c081" draw:textarea-vertical-align="middle" draw:auto-grow-height="false" draw:fit-to-size="false" style:shrink-to-fit="false" fo:min-height="1.021cm" fo:min-width="2.041cm" fo:padding-top="0.125cm" fo:padding-bottom="0.125cm" fo:padding-left="0.25cm" fo:padding-right="0.25cm" fo:wrap-option="no-wrap"/>
    </style:style>
    <style:style style:name="gr17" style:family="graphic" style:parent-style-name="standard">
      <style:graphic-properties draw:fill="solid" draw:fill-color="#ededed" draw:textarea-horizontal-align="justify" draw:textarea-vertical-align="middle" draw:auto-grow-height="false" fo:min-height="0.131cm" fo:min-width="1.532cm"/>
    </style:style>
    <style:style style:name="gr18" style:family="graphic" style:parent-style-name="objectwithoutfill">
      <style:graphic-properties svg:stroke-width="0.102cm" svg:stroke-color="#0000cc" draw:marker-start="" draw:marker-start-width="0.203cm" draw:marker-end="" draw:marker-end-width="0.457cm" draw:fill="none" draw:textarea-vertical-align="middle" fo:padding-top="0.176cm" fo:padding-bottom="0.176cm" fo:padding-left="0.301cm" fo:padding-right="0.301cm"/>
    </style:style>
    <style:style style:name="gr19" style:family="graphic" style:parent-style-name="objectwithoutfill">
      <style:graphic-properties svg:stroke-width="0.102cm" svg:stroke-color="#000000" draw:marker-start="" draw:marker-start-width="0.203cm" draw:marker-end="" draw:marker-end-width="0.457cm" draw:fill="none" draw:textarea-vertical-align="middle" fo:padding-top="0.176cm" fo:padding-bottom="0.176cm" fo:padding-left="0.301cm" fo:padding-right="0.301cm"/>
    </style:style>
    <style:style style:name="gr20" style:family="graphic" style:parent-style-name="objectwithoutfill">
      <style:graphic-properties draw:stroke="dash" draw:stroke-dash="Line_20_Style_20_9" svg:stroke-width="0.102cm" svg:stroke-color="#ff3399" draw:marker-start="" draw:marker-start-width="0.203cm" draw:marker-end="" draw:marker-end-width="0.457cm" draw:fill="none" draw:textarea-vertical-align="middle" fo:padding-top="0.176cm" fo:padding-bottom="0.176cm" fo:padding-left="0.301cm" fo:padding-right="0.301cm"/>
    </style:style>
    <style:style style:name="gr21" style:family="graphic" style:parent-style-name="objectwithoutfill">
      <style:graphic-properties draw:stroke="dash" draw:stroke-dash="Line_20_Style_20_9" svg:stroke-width="0.102cm" svg:stroke-color="#009999" draw:marker-start="" draw:marker-start-width="0.203cm" draw:marker-end="" draw:marker-end-width="0.457cm" draw:fill="none" draw:textarea-vertical-align="middle" fo:padding-top="0.176cm" fo:padding-bottom="0.176cm" fo:padding-left="0.301cm" fo:padding-right="0.301cm"/>
    </style:style>
    <style:style style:name="gr22" style:family="graphic" style:parent-style-name="objectwithoutfill">
      <style:graphic-properties svg:stroke-width="0.102cm" svg:stroke-color="#ff6600" draw:marker-start="" draw:marker-start-width="0.203cm" draw:marker-end="" draw:marker-end-width="0.457cm" draw:fill="none" draw:textarea-vertical-align="middle" fo:padding-top="0.176cm" fo:padding-bottom="0.176cm" fo:padding-left="0.301cm" fo:padding-right="0.301cm"/>
    </style:style>
    <style:style style:name="gr23" style:family="graphic" style:parent-style-name="objectwithoutfill">
      <style:graphic-properties draw:stroke="dash" draw:stroke-dash="Line_20_Style_20_9" svg:stroke-width="0.102cm" svg:stroke-color="#009900" draw:marker-start="" draw:marker-start-width="0.203cm" draw:marker-end="" draw:marker-end-width="0.457cm" draw:fill="none" draw:textarea-vertical-align="middle" fo:padding-top="0.176cm" fo:padding-bottom="0.176cm" fo:padding-left="0.301cm" fo:padding-right="0.301cm"/>
    </style:style>
    <style:style style:name="gr24" style:family="graphic" style:parent-style-name="objectwithoutfill">
      <style:graphic-properties draw:stroke="solid" draw:stroke-dash="Line_20_Style_20_9" svg:stroke-width="0.102cm" svg:stroke-color="#000000" draw:marker-start="" draw:marker-start-width="0.203cm" draw:marker-end="" draw:marker-end-width="0.457cm" draw:fill="none" draw:textarea-vertical-align="middle" fo:padding-top="0.176cm" fo:padding-bottom="0.176cm" fo:padding-left="0.301cm" fo:padding-right="0.301cm"/>
    </style:style>
    <style:style style:name="gr25" style:family="graphic" style:parent-style-name="objectwithoutfill">
      <style:graphic-properties draw:stroke="solid" draw:stroke-dash="Line_20_Style_20_9" svg:stroke-width="0.102cm" svg:stroke-color="#ff6600" draw:marker-start="" draw:marker-start-width="0.203cm" draw:marker-end="" draw:marker-end-width="0.457cm" draw:fill="none"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textarea-vertical-align="middle" fo:min-height="0.319cm"/>
    </style:style>
    <style:style style:name="gr27" style:family="graphic" style:parent-style-name="objectwithoutfill">
      <style:graphic-properties svg:stroke-width="0.051cm" svg:stroke-color="#6600cc" draw:marker-start-width="0.279cm" draw:marker-end="Triangle_20_unfilled" draw:marker-end-width="0.381cm" draw:fill="none" draw:textarea-vertical-align="middle" fo:padding-top="0.15cm" fo:padding-bottom="0.15cm" fo:padding-left="0.275cm" fo:padding-right="0.275cm"/>
    </style:style>
    <style:style style:name="gr28" style:family="graphic" style:parent-style-name="objectwithoutfill">
      <style:graphic-properties svg:stroke-width="0.051cm" svg:stroke-color="#6600cc" draw:marker-start-width="0.279cm" draw:marker-end="" draw:marker-end-width="0.381cm" draw:fill="none" draw:textarea-vertical-align="middle" fo:padding-top="0.15cm" fo:padding-bottom="0.15cm" fo:padding-left="0.275cm" fo:padding-right="0.275cm"/>
    </style:style>
    <style:style style:name="gr29" style:family="graphic" style:parent-style-name="objectwithoutfill">
      <style:graphic-properties svg:stroke-width="0.051cm" svg:stroke-color="#6600cc" draw:marker-start="" draw:marker-start-width="0.127cm" draw:marker-end="" draw:marker-end-width="0.381cm" draw:fill="none" draw:textarea-vertical-align="middle" fo:padding-top="0.151cm" fo:padding-bottom="0.151cm" fo:padding-left="0.276cm" fo:padding-right="0.276cm"/>
    </style:style>
    <style:style style:name="gr30" style:family="graphic" style:parent-style-name="Default_5f_1_5f_3">
      <style:graphic-properties draw:stroke="none" svg:stroke-width="0cm" draw:fill="solid" draw:fill-color="#00c081" draw:textarea-vertical-align="middle" draw:auto-grow-height="false" draw:fit-to-size="false" style:shrink-to-fit="false" fo:min-height="1.021cm" fo:min-width="2.041cm" fo:padding-top="0.125cm" fo:padding-bottom="0.125cm" fo:padding-left="0.25cm" fo:padding-right="0.25cm" fo:wrap-option="no-wrap" draw:shadow-offset-x="0.203cm" draw:shadow-offset-y="0.203cm"/>
    </style:style>
    <style:style style:name="gr31" style:family="graphic" style:parent-style-name="standard">
      <style:graphic-properties draw:stroke="solid" draw:stroke-dash="Ultrafine_20_Dashed" svg:stroke-width="0.051cm" svg:stroke-color="#5f5f5f" draw:marker-start-width="0.279cm" draw:marker-end-width="0.279cm" draw:fill="none" draw:textarea-horizontal-align="justify" draw:textarea-vertical-align="middle" draw:auto-grow-height="false" fo:min-height="5.442cm" fo:min-width="9.256cm" fo:padding-top="0.15cm" fo:padding-bottom="0.15cm" fo:padding-left="0.275cm" fo:padding-right="0.275cm" draw:shadow-offset-x="0.203cm" draw:shadow-offset-y="0.203cm"/>
    </style:style>
    <style:style style:name="gr32" style:family="graphic" style:parent-style-name="standard">
      <style:graphic-properties draw:stroke="solid" draw:stroke-dash="Ultrafine_20_Dashed" svg:stroke-width="0.051cm" svg:stroke-color="#5f5f5f" draw:marker-start-width="0.279cm" draw:marker-end-width="0.279cm" draw:fill="none" draw:textarea-horizontal-align="justify" draw:textarea-vertical-align="middle" draw:auto-grow-height="false" fo:min-height="7.447cm" fo:min-width="8.594cm" fo:padding-top="0.15cm" fo:padding-bottom="0.15cm" fo:padding-left="0.275cm" fo:padding-right="0.275cm" draw:shadow-offset-x="0.203cm" draw:shadow-offset-y="0.203cm"/>
    </style:style>
    <style:style style:name="gr33"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start"/>
    </style:style>
    <style:style style:name="P2" style:family="paragraph">
      <loext:graphic-properties draw:fill="solid" draw:fill-color="#5f5f5f"/>
      <style:paragraph-properties fo:text-align="start" style:font-independent-line-spacing="true"/>
      <style:text-properties fo:font-size="18pt"/>
    </style:style>
    <style:style style:name="P3" style:family="paragraph">
      <style:paragraph-properties fo:text-align="center"/>
    </style:style>
    <style:style style:name="P4" style:family="paragraph">
      <loext:graphic-properties draw:fill="none" draw:fill-color="#dcddde" draw:gradient-step-count="0"/>
      <style:paragraph-properties fo:text-align="center"/>
      <style:text-properties style:font-name="Arial1" fo:font-size="16pt" fo:font-weight="bold" style:font-size-asian="18pt" style:font-size-complex="18pt"/>
    </style:style>
    <style:style style:name="P5" style:family="paragraph">
      <loext:graphic-properties draw:fill="none" draw:fill-color="#a0ff5f"/>
      <style:paragraph-properties fo:text-align="center"/>
      <style:text-properties style:font-name="Arial1" fo:font-size="16pt" fo:font-weight="bold" style:font-size-asian="18pt" style:font-size-complex="18pt"/>
    </style:style>
    <style:style style:name="P6" style:family="paragraph">
      <loext:graphic-properties draw:fill="none" draw:fill-color="#dcddde"/>
      <style:paragraph-properties fo:text-align="center"/>
      <style:text-properties style:font-name="Arial1" fo:font-size="16pt" fo:font-weight="bold" style:font-size-asian="18pt" style:font-size-complex="18pt"/>
    </style:style>
    <style:style style:name="P7" style:family="paragraph">
      <loext:graphic-properties draw:fill="none"/>
      <style:paragraph-properties fo:text-align="center"/>
    </style:style>
    <style:style style:name="P8" style:family="paragraph">
      <loext:graphic-properties draw:fill="none" draw:fill-color="#fd9a2b"/>
      <style:paragraph-properties fo:text-align="center"/>
      <style:text-properties style:font-name="Arial1" fo:font-size="16pt" fo:font-weight="bold" style:font-size-asian="18pt" style:font-size-complex="18pt"/>
    </style:style>
    <style:style style:name="P9" style:family="paragraph">
      <loext:graphic-properties draw:fill="solid" draw:fill-color="#00c081"/>
      <style:paragraph-properties fo:text-align="start" style:font-independent-line-spacing="true"/>
      <style:text-properties fo:font-size="10pt" style:font-size-asian="18pt" style:font-size-complex="18pt"/>
    </style:style>
    <style:style style:name="P10" style:family="paragraph">
      <loext:graphic-properties draw:fill="solid" draw:fill-color="#02a49c"/>
      <style:paragraph-properties fo:text-align="start" style:font-independent-line-spacing="true"/>
      <style:text-properties fo:font-size="10pt" style:font-size-asian="18pt" style:font-size-complex="18pt"/>
    </style:style>
    <style:style style:name="P11" style:family="paragraph">
      <loext:graphic-properties draw:fill="solid" draw:fill-color="#ededed"/>
      <style:paragraph-properties fo:text-align="center"/>
      <style:text-properties fo:font-size="12pt" fo:font-style="italic" style:font-size-asian="18pt" style:font-size-complex="18pt"/>
    </style:style>
    <style:style style:name="P12" style:family="paragraph">
      <style:paragraph-properties fo:text-align="end"/>
    </style:style>
    <style:style style:name="P13" style:family="paragraph">
      <loext:graphic-properties draw:fill="none" draw:fill-color="#ffffff"/>
      <style:text-properties fo:font-size="8pt" fo:font-style="italic" fo:background-color="transparent" style:font-size-asian="18pt" style:font-size-complex="18pt"/>
    </style:style>
    <style:style style:name="P14" style:family="paragraph">
      <loext:graphic-properties draw:fill="none" draw:fill-color="#ffffff"/>
      <style:paragraph-properties fo:text-align="end"/>
      <style:text-properties fo:font-size="8pt" fo:font-style="italic" fo:background-color="transparent" style:font-size-asian="18pt" style:font-size-complex="18pt"/>
    </style:style>
    <style:style style:name="P15" style:family="paragraph">
      <loext:graphic-properties draw:fill-color="#ffffff"/>
    </style:style>
    <style:style style:name="T1" style:family="text">
      <style:text-properties fo:font-size="18pt"/>
    </style:style>
    <style:style style:name="T2" style:family="text">
      <style:text-properties style:font-name="Arial1" fo:font-size="16pt" fo:font-weight="bold" style:font-size-asian="18pt" style:font-size-complex="18pt"/>
    </style:style>
    <style:style style:name="T3" style:family="text">
      <style:text-properties fo:font-size="10pt" style:font-size-asian="18pt" style:font-size-complex="18pt"/>
    </style:style>
    <style:style style:name="T4" style:family="text">
      <style:text-properties fo:font-size="12pt" style:font-size-asian="18pt" style:font-size-complex="18pt"/>
    </style:style>
    <style:style style:name="T5" style:family="text">
      <style:text-properties fo:font-size="12pt" fo:font-style="italic" style:font-size-asian="18pt" style:font-size-complex="18pt"/>
    </style:style>
    <style:style style:name="T6" style:family="text">
      <style:text-properties fo:font-size="8pt" fo:font-style="italic"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Freeform 210" draw:style-name="gr1" draw:text-style-name="P2" xml:id="id1" draw:id="id1" draw:layer="layout" svg:width="2.447cm" svg:height="2.252cm" svg:x="1.635cm" svg:y="1.923cm">
          <text:p text:style-name="P1"><text:span text:style-name="T1"><text:s/></text:span></text:p>
          <text:p text:style-name="P1"><text:span text:style-name="T1"/></text:p>
          <text:p text:style-name="P1"><text:span text:style-name="T1"/></text:p>
          <text:p text:style-name="P1"><text:span text:style-name="T1"/></text:p>
          <text:p text:style-name="P1"><text:span text:style-name="T1"><text:s/></text:span><text:span text:style-name="T1">client</text:span></text:p>
          <draw:enhanced-geometry draw:mirror-horizontal="false" draw:mirror-vertical="false" svg:viewBox="0 0 0 0" drawooo:sub-view-size="586 486" draw:text-areas="0 0 ?f108 ?f109" draw:type="ooxml-non-primitive" draw:enhanced-path="M 581 438 L 581 438 C 581 438 581 438 580 438 553 362 553 362 553 362 550 346 537 337 524 331 534 321 540 309 540 295 540 48 540 48 540 48 540 22 519 0 492 0 84 0 84 0 84 0 58 0 35 22 35 48 35 295 35 295 35 295 35 310 43 325 54 333 44 340 35 350 31 362 5 438 5 438 5 438 0 450 1 461 8 470 14 480 26 485 40 485 545 485 545 485 545 485 558 485 570 480 576 470 583 461 585 450 581 438 Z M 500 423 L 500 423 C 96 423 96 423 96 423 90 423 85 420 85 414 85 409 90 404 96 404 500 404 500 404 500 404 505 404 510 409 510 414 510 420 505 423 500 423 Z M 106 373 L 106 373 C 106 368 111 363 116 363 136 363 136 363 136 363 142 363 147 368 147 373 147 379 142 384 136 384 116 384 116 384 116 384 111 384 106 379 106 373 Z M 186 373 L 186 373 C 186 368 191 363 197 363 459 363 459 363 459 363 465 363 469 368 469 373 469 379 465 384 459 384 197 384 197 384 197 384 191 384 186 379 186 373 Z M 520 295 L 520 295 C 520 310 508 322 492 322 90 322 90 322 90 322 84 322 84 322 84 322 68 322 55 310 55 295 55 48 55 48 55 48 55 33 68 20 84 20 492 20 492 20 492 20 508 20 520 33 520 48 L 520 295 Z N">
            <draw:equation draw:name="f0" draw:formula="581*logwidth/586"/>
            <draw:equation draw:name="f1" draw:formula="438*logheight/486"/>
            <draw:equation draw:name="f2" draw:formula="581*logwidth/586"/>
            <draw:equation draw:name="f3" draw:formula="438*logheight/486"/>
            <draw:equation draw:name="f4" draw:formula="580*logwidth/586"/>
            <draw:equation draw:name="f5" draw:formula="438*logheight/486"/>
            <draw:equation draw:name="f6" draw:formula="553*logwidth/586"/>
            <draw:equation draw:name="f7" draw:formula="362*logheight/486"/>
            <draw:equation draw:name="f8" draw:formula="524*logwidth/586"/>
            <draw:equation draw:name="f9" draw:formula="331*logheight/486"/>
            <draw:equation draw:name="f10" draw:formula="540*logwidth/586"/>
            <draw:equation draw:name="f11" draw:formula="295*logheight/486"/>
            <draw:equation draw:name="f12" draw:formula="540*logwidth/586"/>
            <draw:equation draw:name="f13" draw:formula="48*logheight/486"/>
            <draw:equation draw:name="f14" draw:formula="492*logwidth/586"/>
            <draw:equation draw:name="f15" draw:formula="0*logheight/486"/>
            <draw:equation draw:name="f16" draw:formula="84*logwidth/586"/>
            <draw:equation draw:name="f17" draw:formula="0*logheight/486"/>
            <draw:equation draw:name="f18" draw:formula="35*logwidth/586"/>
            <draw:equation draw:name="f19" draw:formula="48*logheight/486"/>
            <draw:equation draw:name="f20" draw:formula="35*logwidth/586"/>
            <draw:equation draw:name="f21" draw:formula="295*logheight/486"/>
            <draw:equation draw:name="f22" draw:formula="54*logwidth/586"/>
            <draw:equation draw:name="f23" draw:formula="333*logheight/486"/>
            <draw:equation draw:name="f24" draw:formula="31*logwidth/586"/>
            <draw:equation draw:name="f25" draw:formula="362*logheight/486"/>
            <draw:equation draw:name="f26" draw:formula="5*logwidth/586"/>
            <draw:equation draw:name="f27" draw:formula="438*logheight/486"/>
            <draw:equation draw:name="f28" draw:formula="8*logwidth/586"/>
            <draw:equation draw:name="f29" draw:formula="470*logheight/486"/>
            <draw:equation draw:name="f30" draw:formula="40*logwidth/586"/>
            <draw:equation draw:name="f31" draw:formula="485*logheight/486"/>
            <draw:equation draw:name="f32" draw:formula="545*logwidth/586"/>
            <draw:equation draw:name="f33" draw:formula="485*logheight/486"/>
            <draw:equation draw:name="f34" draw:formula="576*logwidth/586"/>
            <draw:equation draw:name="f35" draw:formula="470*logheight/486"/>
            <draw:equation draw:name="f36" draw:formula="581*logwidth/586"/>
            <draw:equation draw:name="f37" draw:formula="438*logheight/486"/>
            <draw:equation draw:name="f38" draw:formula="500*logwidth/586"/>
            <draw:equation draw:name="f39" draw:formula="423*logheight/486"/>
            <draw:equation draw:name="f40" draw:formula="500*logwidth/586"/>
            <draw:equation draw:name="f41" draw:formula="423*logheight/486"/>
            <draw:equation draw:name="f42" draw:formula="96*logwidth/586"/>
            <draw:equation draw:name="f43" draw:formula="423*logheight/486"/>
            <draw:equation draw:name="f44" draw:formula="85*logwidth/586"/>
            <draw:equation draw:name="f45" draw:formula="414*logheight/486"/>
            <draw:equation draw:name="f46" draw:formula="96*logwidth/586"/>
            <draw:equation draw:name="f47" draw:formula="404*logheight/486"/>
            <draw:equation draw:name="f48" draw:formula="500*logwidth/586"/>
            <draw:equation draw:name="f49" draw:formula="404*logheight/486"/>
            <draw:equation draw:name="f50" draw:formula="510*logwidth/586"/>
            <draw:equation draw:name="f51" draw:formula="414*logheight/486"/>
            <draw:equation draw:name="f52" draw:formula="500*logwidth/586"/>
            <draw:equation draw:name="f53" draw:formula="423*logheight/486"/>
            <draw:equation draw:name="f54" draw:formula="106*logwidth/586"/>
            <draw:equation draw:name="f55" draw:formula="373*logheight/486"/>
            <draw:equation draw:name="f56" draw:formula="106*logwidth/586"/>
            <draw:equation draw:name="f57" draw:formula="373*logheight/486"/>
            <draw:equation draw:name="f58" draw:formula="116*logwidth/586"/>
            <draw:equation draw:name="f59" draw:formula="363*logheight/486"/>
            <draw:equation draw:name="f60" draw:formula="136*logwidth/586"/>
            <draw:equation draw:name="f61" draw:formula="363*logheight/486"/>
            <draw:equation draw:name="f62" draw:formula="147*logwidth/586"/>
            <draw:equation draw:name="f63" draw:formula="373*logheight/486"/>
            <draw:equation draw:name="f64" draw:formula="136*logwidth/586"/>
            <draw:equation draw:name="f65" draw:formula="384*logheight/486"/>
            <draw:equation draw:name="f66" draw:formula="116*logwidth/586"/>
            <draw:equation draw:name="f67" draw:formula="384*logheight/486"/>
            <draw:equation draw:name="f68" draw:formula="106*logwidth/586"/>
            <draw:equation draw:name="f69" draw:formula="373*logheight/486"/>
            <draw:equation draw:name="f70" draw:formula="186*logwidth/586"/>
            <draw:equation draw:name="f71" draw:formula="373*logheight/486"/>
            <draw:equation draw:name="f72" draw:formula="186*logwidth/586"/>
            <draw:equation draw:name="f73" draw:formula="373*logheight/486"/>
            <draw:equation draw:name="f74" draw:formula="197*logwidth/586"/>
            <draw:equation draw:name="f75" draw:formula="363*logheight/486"/>
            <draw:equation draw:name="f76" draw:formula="459*logwidth/586"/>
            <draw:equation draw:name="f77" draw:formula="363*logheight/486"/>
            <draw:equation draw:name="f78" draw:formula="469*logwidth/586"/>
            <draw:equation draw:name="f79" draw:formula="373*logheight/486"/>
            <draw:equation draw:name="f80" draw:formula="459*logwidth/586"/>
            <draw:equation draw:name="f81" draw:formula="384*logheight/486"/>
            <draw:equation draw:name="f82" draw:formula="197*logwidth/586"/>
            <draw:equation draw:name="f83" draw:formula="384*logheight/486"/>
            <draw:equation draw:name="f84" draw:formula="186*logwidth/586"/>
            <draw:equation draw:name="f85" draw:formula="373*logheight/486"/>
            <draw:equation draw:name="f86" draw:formula="520*logwidth/586"/>
            <draw:equation draw:name="f87" draw:formula="295*logheight/486"/>
            <draw:equation draw:name="f88" draw:formula="520*logwidth/586"/>
            <draw:equation draw:name="f89" draw:formula="295*logheight/486"/>
            <draw:equation draw:name="f90" draw:formula="492*logwidth/586"/>
            <draw:equation draw:name="f91" draw:formula="322*logheight/486"/>
            <draw:equation draw:name="f92" draw:formula="90*logwidth/586"/>
            <draw:equation draw:name="f93" draw:formula="322*logheight/486"/>
            <draw:equation draw:name="f94" draw:formula="84*logwidth/586"/>
            <draw:equation draw:name="f95" draw:formula="322*logheight/486"/>
            <draw:equation draw:name="f96" draw:formula="55*logwidth/586"/>
            <draw:equation draw:name="f97" draw:formula="295*logheight/486"/>
            <draw:equation draw:name="f98" draw:formula="55*logwidth/586"/>
            <draw:equation draw:name="f99" draw:formula="48*logheight/486"/>
            <draw:equation draw:name="f100" draw:formula="84*logwidth/586"/>
            <draw:equation draw:name="f101" draw:formula="20*logheight/486"/>
            <draw:equation draw:name="f102" draw:formula="492*logwidth/586"/>
            <draw:equation draw:name="f103" draw:formula="20*logheight/486"/>
            <draw:equation draw:name="f104" draw:formula="520*logwidth/586"/>
            <draw:equation draw:name="f105" draw:formula="48*logheight/486"/>
            <draw:equation draw:name="f106" draw:formula="520*logwidth/586"/>
            <draw:equation draw:name="f107" draw:formula="295*logheight/486"/>
            <draw:equation draw:name="f108" draw:formula="logwidth"/>
            <draw:equation draw:name="f109" draw:formula="logheight"/>
          </draw:enhanced-geometry>
        </draw:custom-shape>
        <draw:custom-shape draw:style-name="gr2" draw:text-style-name="P4" xml:id="id3" draw:id="id3" draw:layer="layout" svg:width="3.81cm" svg:height="1.27cm" svg:x="1cm" svg:y="6.08cm">
          <text:p text:style-name="P3"><text:span text:style-name="T2">NTP</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5" draw:layer="layout" svg:width="3.81cm" svg:height="1.27cm" svg:x="1cm" svg:y="11.16cm">
          <text:p text:style-name="P3"><text:span text:style-name="T2">SMT</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6" draw:layer="layout" svg:width="3.81cm" svg:height="1.27cm" svg:x="1cm" svg:y="8.62cm">
          <text:p text:style-name="P3"><text:span text:style-name="T2">DNS</text:span></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5" draw:text-style-name="P7" draw:layer="layout" svg:x1="5.445cm" svg:y1="2.27cm" svg:x2="25.13cm" svg:y2="2.27cm">
          <text:p/>
        </draw:line>
        <draw:line draw:style-name="gr6" draw:text-style-name="P7" draw:layer="layout" svg:x1="5.445cm" svg:y1="2.905cm" svg:x2="26.4cm" svg:y2="2.905cm">
          <text:p/>
        </draw:line>
        <draw:line draw:style-name="gr7" draw:text-style-name="P7" draw:layer="layout" svg:x1="5.445cm" svg:y1="3.54cm" svg:x2="25.13cm" svg:y2="3.54cm">
          <text:p/>
        </draw:line>
        <draw:line draw:style-name="gr8" draw:text-style-name="P7" draw:layer="layout" svg:x1="5.445cm" svg:y1="4.175cm" svg:x2="25.13cm" svg:y2="4.175cm">
          <text:p/>
        </draw:line>
        <draw:line draw:style-name="gr9" draw:text-style-name="P7" draw:layer="layout" svg:x1="5.445cm" svg:y1="4.81cm" svg:x2="26.4cm" svg:y2="4.81cm">
          <text:p/>
        </draw:line>
        <draw:line draw:style-name="gr10" draw:text-style-name="P7" xml:id="id2" draw:id="id2" draw:layer="layout" svg:x1="5.445cm" svg:y1="5.445cm" svg:x2="26.4cm" svg:y2="5.445cm">
          <text:p/>
        </draw:line>
        <draw:line draw:style-name="gr11" draw:text-style-name="P7" draw:layer="layout" svg:x1="5.445cm" svg:y1="6.08cm" svg:x2="25.13cm" svg:y2="6.08cm">
          <text:p/>
        </draw:line>
        <draw:custom-shape draw:style-name="gr12" draw:text-style-name="P8" draw:layer="layout" svg:width="3.81cm" svg:height="1.27cm" svg:x="1cm" svg:y="13.7cm">
          <text:p text:style-name="P3"><text:span text:style-name="T2">LB</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Freeform 166" draw:style-name="gr13" draw:text-style-name="P9" draw:layer="layout" svg:width="2.54cm" svg:height="1.27cm" svg:x="13.192cm" svg:y="8.654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4" draw:text-style-name="P10" draw:layer="layout" svg:width="2.54cm" svg:height="1.27cm" svg:x="16.875cm" svg:y="8.62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4" draw:text-style-name="P10" draw:layer="layout" svg:width="2.54cm" svg:height="1.27cm" svg:x="20.05cm" svg:y="8.62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5" draw:text-style-name="P10" draw:layer="layout" svg:width="2.54cm" svg:height="1.27cm" svg:x="23.225cm" svg:y="8.62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3"><text:span text:style-name="T4">Admin</text:span></text:p>
          <text:p text:style-name="P3"><text:span text:style-name="T4">Node</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4" draw:text-style-name="P10" draw:layer="layout" svg:width="2.54cm" svg:height="1.27cm" svg:x="16.875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5" draw:text-style-name="P10" draw:layer="layout" svg:width="2.54cm" svg:height="1.27cm" svg:x="16.875cm" svg:y="12.43cm">
          <text:p text:style-name="P1"><text:span text:style-name="T3"/></text:p>
          <text:p text:style-name="P1"><text:span text:style-name="T3"/></text:p>
          <text:p text:style-name="P1"><text:span text:style-name="T3"/></text:p>
          <text:p text:style-name="P1"><text:span text:style-name="T3"/></text:p>
          <text:p text:style-name="P3"><text:span text:style-name="T4">Ceph Mon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4" draw:text-style-name="P10" draw:layer="layout" svg:width="2.54cm" svg:height="1.27cm" svg:x="20.049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4" draw:text-style-name="P10" draw:layer="layout" svg:width="2.54cm" svg:height="1.27cm" svg:x="20.05cm" svg:y="12.43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5" draw:text-style-name="P10" draw:layer="layout" svg:width="2.54cm" svg:height="1.27cm" svg:x="20.05cm" svg:y="14.335cm">
          <text:p text:style-name="P1"><text:span text:style-name="T3"/></text:p>
          <text:p text:style-name="P1"><text:span text:style-name="T3"/></text:p>
          <text:p text:style-name="P1"><text:span text:style-name="T3"/></text:p>
          <text:p text:style-name="P1"><text:span text:style-name="T3"/></text:p>
          <text:p text:style-name="P3"><text:span text:style-name="T4">Ceph OSD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3" draw:text-style-name="P9" draw:layer="layout" svg:width="2.54cm" svg:height="1.27cm" svg:x="9.889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3" draw:text-style-name="P9" draw:layer="layout" svg:width="2.54cm" svg:height="1.27cm" svg:x="13.192cm" svg:y="10.525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6" draw:text-style-name="P9" draw:layer="layout" svg:width="2.54cm" svg:height="1.27cm" svg:x="13.192cm" svg:y="12.43cm">
          <text:p text:style-name="P1"><text:span text:style-name="T3"/></text:p>
          <text:p text:style-name="P1"><text:span text:style-name="T3"/></text:p>
          <text:p text:style-name="P1"><text:span text:style-name="T3"/></text:p>
          <text:p text:style-name="P1"><text:span text:style-name="T3"/></text:p>
          <text:p text:style-name="P3"><text:span text:style-name="T4">K8s Mast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3" draw:text-style-name="P9" draw:layer="layout" svg:width="2.54cm" svg:height="1.27cm" svg:x="9.89cm" svg:y="8.62cm">
          <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name="Freeform 166" draw:style-name="gr16" draw:text-style-name="P9" draw:layer="layout" svg:width="2.54cm" svg:height="1.27cm" svg:x="9.89cm" svg:y="12.43cm">
          <text:p text:style-name="P1"><text:span text:style-name="T3"/></text:p>
          <text:p text:style-name="P1"><text:span text:style-name="T3"/></text:p>
          <text:p text:style-name="P1"><text:span text:style-name="T3"/></text:p>
          <text:p text:style-name="P1"><text:span text:style-name="T3"/></text:p>
          <text:p text:style-name="P1"><text:span text:style-name="T4">K8s Workers</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style-name="gr17" draw:text-style-name="P11" draw:layer="layout" svg:width="2.032cm" svg:height="0.381cm" svg:x="20.304cm" svg:y="8.239cm">
          <text:p text:style-name="P3"><text:span text:style-name="T5">Bond</text:span></text:p>
          <draw:enhanced-geometry svg:viewBox="0 0 21600 21600" draw:type="rectangle" draw:enhanced-path="M 0 0 L 21600 0 21600 21600 0 21600 0 0 Z N"/>
        </draw:custom-shape>
        <draw:custom-shape draw:style-name="gr17" draw:text-style-name="P11" draw:layer="layout" svg:width="2.032cm" svg:height="0.381cm" svg:x="20.304cm" svg:y="10.144cm">
          <text:p text:style-name="P3"><text:span text:style-name="T5">Bond</text:span></text:p>
          <draw:enhanced-geometry svg:viewBox="0 0 21600 21600" draw:type="rectangle" draw:enhanced-path="M 0 0 L 21600 0 21600 21600 0 21600 0 0 Z N"/>
        </draw:custom-shape>
        <draw:custom-shape draw:style-name="gr17" draw:text-style-name="P11" draw:layer="layout" svg:width="2.032cm" svg:height="0.381cm" svg:x="20.304cm" svg:y="12.049cm">
          <text:p text:style-name="P3"><text:span text:style-name="T5">Bond</text:span></text:p>
          <draw:enhanced-geometry svg:viewBox="0 0 21600 21600" draw:type="rectangle" draw:enhanced-path="M 0 0 L 21600 0 21600 21600 0 21600 0 0 Z N"/>
        </draw:custom-shape>
        <draw:custom-shape draw:style-name="gr17" draw:text-style-name="P11" draw:layer="layout" svg:width="2.032cm" svg:height="0.381cm" svg:x="20.304cm" svg:y="13.954cm">
          <text:p text:style-name="P3"><text:span text:style-name="T5">Bond</text:span></text:p>
          <draw:enhanced-geometry svg:viewBox="0 0 21600 21600" draw:type="rectangle" draw:enhanced-path="M 0 0 L 21600 0 21600 21600 0 21600 0 0 Z N"/>
        </draw:custom-shape>
        <draw:line draw:style-name="gr18" draw:text-style-name="P7" draw:layer="layout" svg:x1="6.715cm" svg:y1="4.81cm" svg:x2="6.715cm" svg:y2="8.62cm">
          <text:p/>
        </draw:line>
        <draw:line draw:style-name="gr19" draw:text-style-name="P7" draw:layer="layout" svg:x1="9.509cm" svg:y1="6.08cm" svg:x2="9.509cm" svg:y2="13.065cm">
          <text:p/>
        </draw:line>
        <draw:line draw:style-name="gr20" draw:text-style-name="P7" draw:layer="layout" svg:x1="7.096cm" svg:y1="4.175cm" svg:x2="7.096cm" svg:y2="8.62cm">
          <text:p/>
        </draw:line>
        <draw:line draw:style-name="gr21" draw:text-style-name="P7" draw:layer="layout" svg:x1="7.477cm" svg:y1="3.54cm" svg:x2="7.477cm" svg:y2="8.62cm">
          <text:p/>
        </draw:line>
        <draw:line draw:style-name="gr20" draw:text-style-name="P7" draw:layer="layout" svg:x1="11.16cm" svg:y1="4.175cm" svg:x2="11.16cm" svg:y2="8.62cm">
          <text:p/>
        </draw:line>
        <draw:line draw:style-name="gr21" draw:text-style-name="P7" draw:layer="layout" svg:x1="11.668cm" svg:y1="3.54cm" svg:x2="11.668cm" svg:y2="8.62cm">
          <text:p/>
        </draw:line>
        <draw:line draw:style-name="gr18" draw:text-style-name="P7" draw:layer="layout" svg:x1="10.652cm" svg:y1="11.795cm" svg:x2="10.652cm" svg:y2="12.43cm">
          <text:p/>
        </draw:line>
        <draw:line draw:style-name="gr20" draw:text-style-name="P7" draw:layer="layout" svg:x1="11.16cm" svg:y1="11.795cm" svg:x2="11.16cm" svg:y2="12.43cm">
          <text:p/>
        </draw:line>
        <draw:line draw:style-name="gr21" draw:text-style-name="P7" draw:layer="layout" svg:x1="11.668cm" svg:y1="11.795cm" svg:x2="11.668cm" svg:y2="12.43cm">
          <text:p/>
        </draw:line>
        <draw:line draw:style-name="gr18" draw:text-style-name="P7" draw:layer="layout" svg:x1="10.652cm" svg:y1="9.89cm" svg:x2="10.652cm" svg:y2="10.525cm">
          <text:p/>
        </draw:line>
        <draw:line draw:style-name="gr20" draw:text-style-name="P7" draw:layer="layout" svg:x1="11.16cm" svg:y1="9.89cm" svg:x2="11.16cm" svg:y2="10.525cm">
          <text:p/>
        </draw:line>
        <draw:line draw:style-name="gr21" draw:text-style-name="P7" draw:layer="layout" svg:x1="11.668cm" svg:y1="9.89cm" svg:x2="11.668cm" svg:y2="10.525cm">
          <text:p/>
        </draw:line>
        <draw:line draw:style-name="gr18" draw:text-style-name="P7" draw:layer="layout" svg:x1="13.7cm" svg:y1="4.81cm" svg:x2="13.7cm" svg:y2="8.62cm">
          <text:p/>
        </draw:line>
        <draw:line draw:style-name="gr20" draw:text-style-name="P7" draw:layer="layout" svg:x1="14.208cm" svg:y1="4.175cm" svg:x2="14.208cm" svg:y2="8.62cm">
          <text:p/>
        </draw:line>
        <draw:line draw:style-name="gr21" draw:text-style-name="P7" draw:layer="layout" svg:x1="14.716cm" svg:y1="3.54cm" svg:x2="14.716cm" svg:y2="8.62cm">
          <text:p/>
        </draw:line>
        <draw:line draw:style-name="gr18" draw:text-style-name="P7" draw:layer="layout" svg:x1="13.7cm" svg:y1="9.89cm" svg:x2="13.7cm" svg:y2="10.525cm">
          <text:p/>
        </draw:line>
        <draw:line draw:style-name="gr18" draw:text-style-name="P7" draw:layer="layout" svg:x1="13.7cm" svg:y1="11.795cm" svg:x2="13.7cm" svg:y2="12.43cm">
          <text:p/>
        </draw:line>
        <draw:line draw:style-name="gr20" draw:text-style-name="P7" draw:layer="layout" svg:x1="14.208cm" svg:y1="9.89cm" svg:x2="14.208cm" svg:y2="10.525cm">
          <text:p/>
        </draw:line>
        <draw:line draw:style-name="gr20" draw:text-style-name="P7" draw:layer="layout" svg:x1="14.208cm" svg:y1="11.795cm" svg:x2="14.208cm" svg:y2="12.43cm">
          <text:p/>
        </draw:line>
        <draw:line draw:style-name="gr21" draw:text-style-name="P7" draw:layer="layout" svg:x1="14.716cm" svg:y1="9.89cm" svg:x2="14.716cm" svg:y2="10.525cm">
          <text:p/>
        </draw:line>
        <draw:line draw:style-name="gr21" draw:text-style-name="P7" draw:layer="layout" svg:x1="14.716cm" svg:y1="11.795cm" svg:x2="14.716cm" svg:y2="12.43cm">
          <text:p/>
        </draw:line>
        <draw:line draw:style-name="gr22" draw:text-style-name="P7" draw:layer="layout" svg:x1="17.51cm" svg:y1="2.905cm" svg:x2="17.51cm" svg:y2="8.62cm">
          <text:p/>
        </draw:line>
        <draw:line draw:style-name="gr22" draw:text-style-name="P7" draw:layer="layout" svg:x1="23.86cm" svg:y1="2.905cm" svg:x2="23.86cm" svg:y2="8.62cm">
          <text:p/>
        </draw:line>
        <draw:line draw:style-name="gr22" draw:text-style-name="P7" draw:layer="layout" svg:x1="20.685cm" svg:y1="2.905cm" svg:x2="20.685cm" svg:y2="8.239cm">
          <text:p/>
        </draw:line>
        <draw:line draw:style-name="gr23" draw:text-style-name="P7" draw:layer="layout" svg:x1="21.32cm" svg:y1="2.27cm" svg:x2="21.32cm" svg:y2="8.239cm">
          <text:p/>
        </draw:line>
        <draw:line draw:style-name="gr19" draw:text-style-name="P7" draw:layer="layout" svg:x1="12.811cm" svg:y1="6.08cm" svg:x2="12.811cm" svg:y2="13.065cm">
          <text:p/>
        </draw:line>
        <draw:line draw:style-name="gr19" draw:text-style-name="P7" draw:layer="layout" svg:x1="16.494cm" svg:y1="6.08cm" svg:x2="16.494cm" svg:y2="13.065cm">
          <text:p/>
        </draw:line>
        <draw:line draw:style-name="gr19" draw:text-style-name="P7" draw:layer="layout" svg:x1="19.669cm" svg:y1="6.08cm" svg:x2="19.669cm" svg:y2="14.97cm">
          <text:p/>
        </draw:line>
        <draw:line draw:style-name="gr19" draw:text-style-name="P7" draw:layer="layout" svg:x1="22.844cm" svg:y1="6.08cm" svg:x2="22.844cm" svg:y2="9.255cm">
          <text:p/>
        </draw:line>
        <draw:line draw:style-name="gr24" draw:text-style-name="P7" draw:layer="layout" svg:x1="19.669cm" svg:y1="14.97cm" svg:x2="20.05cm" svg:y2="14.97cm">
          <text:p/>
        </draw:line>
        <draw:line draw:style-name="gr24" draw:text-style-name="P7" draw:layer="layout" svg:x1="19.669cm" svg:y1="13.065cm" svg:x2="20.05cm" svg:y2="13.065cm">
          <text:p/>
        </draw:line>
        <draw:line draw:style-name="gr24" draw:text-style-name="P7" draw:layer="layout" svg:x1="19.669cm" svg:y1="11.16cm" svg:x2="20.05cm" svg:y2="11.16cm">
          <text:p/>
        </draw:line>
        <draw:line draw:style-name="gr24" draw:text-style-name="P7" draw:layer="layout" svg:x1="19.669cm" svg:y1="9.255cm" svg:x2="20.05cm" svg:y2="9.255cm">
          <text:p/>
        </draw:line>
        <draw:line draw:style-name="gr24" draw:text-style-name="P7" draw:layer="layout" svg:x1="22.844cm" svg:y1="9.255cm" svg:x2="23.225cm" svg:y2="9.255cm">
          <text:p/>
        </draw:line>
        <draw:line draw:style-name="gr24" draw:text-style-name="P7" draw:layer="layout" svg:x1="16.494cm" svg:y1="13.065cm" svg:x2="16.875cm" svg:y2="13.065cm">
          <text:p/>
        </draw:line>
        <draw:line draw:style-name="gr24" draw:text-style-name="P7" draw:layer="layout" svg:x1="16.494cm" svg:y1="11.16cm" svg:x2="16.875cm" svg:y2="11.16cm">
          <text:p/>
        </draw:line>
        <draw:line draw:style-name="gr24" draw:text-style-name="P7" draw:layer="layout" svg:x1="16.494cm" svg:y1="9.255cm" svg:x2="16.875cm" svg:y2="9.255cm">
          <text:p/>
        </draw:line>
        <draw:line draw:style-name="gr24" draw:text-style-name="P7" draw:layer="layout" svg:x1="12.811cm" svg:y1="13.065cm" svg:x2="13.192cm" svg:y2="13.065cm">
          <text:p/>
        </draw:line>
        <draw:line draw:style-name="gr24" draw:text-style-name="P7" draw:layer="layout" svg:x1="12.811cm" svg:y1="11.16cm" svg:x2="13.192cm" svg:y2="11.16cm">
          <text:p/>
        </draw:line>
        <draw:line draw:style-name="gr24" draw:text-style-name="P7" draw:layer="layout" svg:x1="12.811cm" svg:y1="9.255cm" svg:x2="13.192cm" svg:y2="9.255cm">
          <text:p/>
        </draw:line>
        <draw:line draw:style-name="gr24" draw:text-style-name="P7" draw:layer="layout" svg:x1="9.509cm" svg:y1="13.065cm" svg:x2="9.89cm" svg:y2="13.065cm">
          <text:p/>
        </draw:line>
        <draw:line draw:style-name="gr24" draw:text-style-name="P7" draw:layer="layout" svg:x1="9.509cm" svg:y1="11.16cm" svg:x2="9.89cm" svg:y2="11.16cm">
          <text:p/>
        </draw:line>
        <draw:line draw:style-name="gr24" draw:text-style-name="P7" draw:layer="layout" svg:x1="9.509cm" svg:y1="9.255cm" svg:x2="9.89cm" svg:y2="9.255cm">
          <text:p/>
        </draw:line>
        <draw:line draw:style-name="gr24" draw:text-style-name="P7" draw:layer="layout" svg:x1="9.255cm" svg:y1="8.62cm" svg:x2="9.509cm" svg:y2="8.62cm">
          <text:p/>
        </draw:line>
        <draw:line draw:style-name="gr23" draw:text-style-name="P7" draw:layer="layout" svg:x1="21.32cm" svg:y1="9.763cm" svg:x2="21.32cm" svg:y2="10.144cm">
          <text:p/>
        </draw:line>
        <draw:line draw:style-name="gr23" draw:text-style-name="P7" draw:layer="layout" svg:x1="21.32cm" svg:y1="11.668cm" svg:x2="21.32cm" svg:y2="12.049cm">
          <text:p/>
        </draw:line>
        <draw:line draw:style-name="gr23" draw:text-style-name="P7" draw:layer="layout" svg:x1="21.32cm" svg:y1="13.573cm" svg:x2="21.32cm" svg:y2="13.954cm">
          <text:p/>
        </draw:line>
        <draw:line draw:style-name="gr25" draw:text-style-name="P7" draw:layer="layout" svg:x1="20.685cm" svg:y1="13.573cm" svg:x2="20.685cm" svg:y2="13.954cm">
          <text:p/>
        </draw:line>
        <draw:line draw:style-name="gr25" draw:text-style-name="P7" draw:layer="layout" svg:x1="20.685cm" svg:y1="11.668cm" svg:x2="20.685cm" svg:y2="12.049cm">
          <text:p/>
        </draw:line>
        <draw:line draw:style-name="gr25" draw:text-style-name="P7" draw:layer="layout" svg:x1="20.685cm" svg:y1="9.763cm" svg:x2="20.685cm" svg:y2="10.144cm">
          <text:p/>
        </draw:line>
        <draw:frame draw:style-name="gr26" draw:text-style-name="P13" draw:layer="layout" svg:width="2.54cm" svg:height="0.569cm" svg:x="24.495cm" svg:y="4.876cm">
          <draw:text-box>
            <text:p text:style-name="P12"><text:span text:style-name="T6">Intranet</text:span></text:p>
          </draw:text-box>
        </draw:frame>
        <draw:line draw:style-name="gr25" draw:text-style-name="P7" draw:layer="layout" svg:x1="20.685cm" svg:y1="13.574cm" svg:x2="20.685cm" svg:y2="13.955cm">
          <text:p/>
        </draw:line>
        <draw:frame draw:style-name="gr26" draw:text-style-name="P14" draw:layer="layout" svg:width="2.54cm" svg:height="0.569cm" svg:x="24.495cm" svg:y="4.241cm">
          <draw:text-box>
            <text:p text:style-name="P12"><text:span text:style-name="T6">CaaSP Public</text:span></text:p>
          </draw:text-box>
        </draw:frame>
        <draw:frame draw:style-name="gr26" draw:text-style-name="P14" draw:layer="layout" svg:width="2.54cm" svg:height="0.569cm" svg:x="24.495cm" svg:y="1.701cm">
          <draw:text-box>
            <text:p text:style-name="P12"><text:span text:style-name="T6">SES Private</text:span></text:p>
          </draw:text-box>
        </draw:frame>
        <draw:frame draw:style-name="gr26" draw:text-style-name="P14" draw:layer="layout" svg:width="2.54cm" svg:height="0.569cm" svg:x="24.495cm" svg:y="2.971cm">
          <draw:text-box>
            <text:p text:style-name="P12"><text:span text:style-name="T6">CaaSP Service</text:span></text:p>
          </draw:text-box>
        </draw:frame>
        <draw:frame draw:style-name="gr26" draw:text-style-name="P14" draw:layer="layout" svg:width="2.54cm" svg:height="0.569cm" svg:x="24.495cm" svg:y="3.606cm">
          <draw:text-box>
            <text:p text:style-name="P12"><text:span text:style-name="T6">CaaSP Cluster</text:span></text:p>
          </draw:text-box>
        </draw:frame>
        <draw:frame draw:style-name="gr26" draw:text-style-name="P14" draw:layer="layout" svg:width="2.54cm" svg:height="0.569cm" svg:x="24.495cm" svg:y="5.511cm">
          <draw:text-box>
            <text:p text:style-name="P12"><text:span text:style-name="T6">BMC - iLO</text:span></text:p>
          </draw:text-box>
        </draw:frame>
        <draw:frame draw:style-name="gr26" draw:text-style-name="P14" draw:layer="layout" svg:width="2.54cm" svg:height="0.569cm" svg:x="24.495cm" svg:y="2.336cm">
          <draw:text-box>
            <text:p text:style-name="P12"><text:span text:style-name="T6">SES Public</text:span></text:p>
          </draw:text-box>
        </draw:frame>
        <draw:connector draw:style-name="gr27" draw:text-style-name="P7" draw:layer="layout" draw:line-skew="0.078cm" svg:x1="4.082cm" svg:y1="3.049cm" svg:x2="5.445cm" svg:y2="5.445cm" draw:start-shape="id1" draw:start-glue-point="1" draw:end-shape="id2" draw:end-glue-point="3" svg:d="M4082 3049h728v2396h635" svg:viewBox="0 0 1364 2397">
          <text:p/>
        </draw:connector>
        <draw:connector draw:style-name="gr28" draw:text-style-name="P7" draw:layer="layout" draw:line-skew="-0.055cm" svg:x1="2.905cm" svg:y1="6.08cm" svg:x2="4.778cm" svg:y2="5.446cm" draw:start-shape="id3" draw:start-glue-point="5" svg:d="M2905 6080v-635h1873v1" svg:viewBox="0 0 1874 636">
          <text:p/>
        </draw:connector>
        <draw:line draw:style-name="gr29" draw:text-style-name="P7" draw:layer="layout" svg:x1="2.905cm" svg:y1="7.35cm" svg:x2="2.905cm" svg:y2="8.62cm">
          <text:p/>
        </draw:line>
        <draw:line draw:style-name="gr29" draw:text-style-name="P7" draw:layer="layout" svg:x1="2.905cm" svg:y1="9.89cm" svg:x2="2.905cm" svg:y2="11.16cm">
          <text:p/>
        </draw:line>
        <draw:line draw:style-name="gr29" draw:text-style-name="P7" draw:layer="layout" svg:x1="2.905cm" svg:y1="12.43cm" svg:x2="2.905cm" svg:y2="13.7cm">
          <text:p/>
        </draw:line>
        <draw:line draw:style-name="gr18" draw:text-style-name="P7" draw:layer="layout" svg:x1="10.652cm" svg:y1="4.81cm" svg:x2="10.652cm" svg:y2="8.62cm">
          <text:p/>
        </draw:line>
        <draw:line draw:style-name="gr25" draw:text-style-name="P7" draw:layer="layout" svg:x1="17.51cm" svg:y1="9.89cm" svg:x2="17.51cm" svg:y2="10.525cm">
          <text:p/>
        </draw:line>
        <draw:line draw:style-name="gr25" draw:text-style-name="P7" draw:layer="layout" svg:x1="17.51cm" svg:y1="11.795cm" svg:x2="17.51cm" svg:y2="12.43cm">
          <text:p/>
        </draw:line>
        <draw:custom-shape draw:name="Freeform 166" draw:style-name="gr30" draw:text-style-name="P9" draw:layer="layout" svg:width="2.54cm" svg:height="1.27cm" svg:x="6.08cm" svg:y="8.62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3"><text:span text:style-name="T4">Administration</text:span></text:p>
          <text:p text:style-name="P3"><text:span text:style-name="T4">Node</text:span></text:p>
          <draw:enhanced-geometry draw:mirror-horizontal="false" draw:mirror-vertical="false" svg:viewBox="0 0 0 0" drawooo:sub-view-size="698 210" draw:text-areas="0 0 ?f106 ?f107" draw:type="ooxml-non-primitive" draw:enhanced-path="M 169 83 L 169 83 C 169 99 153 101 142 101 120 101 120 101 120 101 120 64 120 64 120 64 142 64 142 64 142 64 153 64 169 66 169 83 Z M 697 27 L 697 27 C 697 184 697 184 697 184 697 198 687 209 673 209 24 209 24 209 24 209 11 209 0 198 0 184 0 27 0 27 0 27 0 12 11 0 24 0 673 0 673 0 673 0 687 0 697 12 697 27 Z M 194 83 L 194 83 C 194 57 174 39 143 39 105 39 105 39 105 39 99 39 95 44 95 49 95 158 95 158 95 158 95 162 99 167 105 167 110 167 110 167 110 167 116 167 120 162 120 158 120 126 120 126 120 126 142 126 142 126 142 126 174 126 194 108 194 83 Z M 450 44 L 450 44 C 404 44 404 44 404 44 404 89 404 89 404 89 450 89 450 89 450 89 L 450 44 Z M 529 110 L 529 110 C 484 110 484 110 484 110 484 154 484 154 484 154 529 154 529 154 529 154 L 529 110 Z M 531 44 L 531 44 C 485 44 485 44 485 44 485 89 485 89 485 89 531 89 531 89 531 89 L 531 44 Z M 609 110 L 609 110 C 563 110 563 110 563 110 563 154 563 154 563 154 609 154 609 154 609 154 L 609 110 Z N">
            <draw:equation draw:name="f0" draw:formula="169*logwidth/698"/>
            <draw:equation draw:name="f1" draw:formula="83*logheight/210"/>
            <draw:equation draw:name="f2" draw:formula="169*logwidth/698"/>
            <draw:equation draw:name="f3" draw:formula="83*logheight/210"/>
            <draw:equation draw:name="f4" draw:formula="142*logwidth/698"/>
            <draw:equation draw:name="f5" draw:formula="101*logheight/210"/>
            <draw:equation draw:name="f6" draw:formula="120*logwidth/698"/>
            <draw:equation draw:name="f7" draw:formula="101*logheight/210"/>
            <draw:equation draw:name="f8" draw:formula="120*logwidth/698"/>
            <draw:equation draw:name="f9" draw:formula="64*logheight/210"/>
            <draw:equation draw:name="f10" draw:formula="142*logwidth/698"/>
            <draw:equation draw:name="f11" draw:formula="64*logheight/210"/>
            <draw:equation draw:name="f12" draw:formula="169*logwidth/698"/>
            <draw:equation draw:name="f13" draw:formula="83*logheight/210"/>
            <draw:equation draw:name="f14" draw:formula="697*logwidth/698"/>
            <draw:equation draw:name="f15" draw:formula="27*logheight/210"/>
            <draw:equation draw:name="f16" draw:formula="697*logwidth/698"/>
            <draw:equation draw:name="f17" draw:formula="27*logheight/210"/>
            <draw:equation draw:name="f18" draw:formula="697*logwidth/698"/>
            <draw:equation draw:name="f19" draw:formula="184*logheight/210"/>
            <draw:equation draw:name="f20" draw:formula="673*logwidth/698"/>
            <draw:equation draw:name="f21" draw:formula="209*logheight/210"/>
            <draw:equation draw:name="f22" draw:formula="24*logwidth/698"/>
            <draw:equation draw:name="f23" draw:formula="209*logheight/210"/>
            <draw:equation draw:name="f24" draw:formula="0*logwidth/698"/>
            <draw:equation draw:name="f25" draw:formula="184*logheight/210"/>
            <draw:equation draw:name="f26" draw:formula="0*logwidth/698"/>
            <draw:equation draw:name="f27" draw:formula="27*logheight/210"/>
            <draw:equation draw:name="f28" draw:formula="24*logwidth/698"/>
            <draw:equation draw:name="f29" draw:formula="0*logheight/210"/>
            <draw:equation draw:name="f30" draw:formula="673*logwidth/698"/>
            <draw:equation draw:name="f31" draw:formula="0*logheight/210"/>
            <draw:equation draw:name="f32" draw:formula="697*logwidth/698"/>
            <draw:equation draw:name="f33" draw:formula="27*logheight/210"/>
            <draw:equation draw:name="f34" draw:formula="194*logwidth/698"/>
            <draw:equation draw:name="f35" draw:formula="83*logheight/210"/>
            <draw:equation draw:name="f36" draw:formula="194*logwidth/698"/>
            <draw:equation draw:name="f37" draw:formula="83*logheight/210"/>
            <draw:equation draw:name="f38" draw:formula="143*logwidth/698"/>
            <draw:equation draw:name="f39" draw:formula="39*logheight/210"/>
            <draw:equation draw:name="f40" draw:formula="105*logwidth/698"/>
            <draw:equation draw:name="f41" draw:formula="39*logheight/210"/>
            <draw:equation draw:name="f42" draw:formula="95*logwidth/698"/>
            <draw:equation draw:name="f43" draw:formula="49*logheight/210"/>
            <draw:equation draw:name="f44" draw:formula="95*logwidth/698"/>
            <draw:equation draw:name="f45" draw:formula="158*logheight/210"/>
            <draw:equation draw:name="f46" draw:formula="105*logwidth/698"/>
            <draw:equation draw:name="f47" draw:formula="167*logheight/210"/>
            <draw:equation draw:name="f48" draw:formula="110*logwidth/698"/>
            <draw:equation draw:name="f49" draw:formula="167*logheight/210"/>
            <draw:equation draw:name="f50" draw:formula="120*logwidth/698"/>
            <draw:equation draw:name="f51" draw:formula="158*logheight/210"/>
            <draw:equation draw:name="f52" draw:formula="120*logwidth/698"/>
            <draw:equation draw:name="f53" draw:formula="126*logheight/210"/>
            <draw:equation draw:name="f54" draw:formula="142*logwidth/698"/>
            <draw:equation draw:name="f55" draw:formula="126*logheight/210"/>
            <draw:equation draw:name="f56" draw:formula="194*logwidth/698"/>
            <draw:equation draw:name="f57" draw:formula="83*logheight/210"/>
            <draw:equation draw:name="f58" draw:formula="450*logwidth/698"/>
            <draw:equation draw:name="f59" draw:formula="44*logheight/210"/>
            <draw:equation draw:name="f60" draw:formula="450*logwidth/698"/>
            <draw:equation draw:name="f61" draw:formula="44*logheight/210"/>
            <draw:equation draw:name="f62" draw:formula="404*logwidth/698"/>
            <draw:equation draw:name="f63" draw:formula="44*logheight/210"/>
            <draw:equation draw:name="f64" draw:formula="404*logwidth/698"/>
            <draw:equation draw:name="f65" draw:formula="89*logheight/210"/>
            <draw:equation draw:name="f66" draw:formula="450*logwidth/698"/>
            <draw:equation draw:name="f67" draw:formula="89*logheight/210"/>
            <draw:equation draw:name="f68" draw:formula="450*logwidth/698"/>
            <draw:equation draw:name="f69" draw:formula="44*logheight/210"/>
            <draw:equation draw:name="f70" draw:formula="529*logwidth/698"/>
            <draw:equation draw:name="f71" draw:formula="110*logheight/210"/>
            <draw:equation draw:name="f72" draw:formula="529*logwidth/698"/>
            <draw:equation draw:name="f73" draw:formula="110*logheight/210"/>
            <draw:equation draw:name="f74" draw:formula="484*logwidth/698"/>
            <draw:equation draw:name="f75" draw:formula="110*logheight/210"/>
            <draw:equation draw:name="f76" draw:formula="484*logwidth/698"/>
            <draw:equation draw:name="f77" draw:formula="154*logheight/210"/>
            <draw:equation draw:name="f78" draw:formula="529*logwidth/698"/>
            <draw:equation draw:name="f79" draw:formula="154*logheight/210"/>
            <draw:equation draw:name="f80" draw:formula="529*logwidth/698"/>
            <draw:equation draw:name="f81" draw:formula="110*logheight/210"/>
            <draw:equation draw:name="f82" draw:formula="531*logwidth/698"/>
            <draw:equation draw:name="f83" draw:formula="44*logheight/210"/>
            <draw:equation draw:name="f84" draw:formula="531*logwidth/698"/>
            <draw:equation draw:name="f85" draw:formula="44*logheight/210"/>
            <draw:equation draw:name="f86" draw:formula="485*logwidth/698"/>
            <draw:equation draw:name="f87" draw:formula="44*logheight/210"/>
            <draw:equation draw:name="f88" draw:formula="485*logwidth/698"/>
            <draw:equation draw:name="f89" draw:formula="89*logheight/210"/>
            <draw:equation draw:name="f90" draw:formula="531*logwidth/698"/>
            <draw:equation draw:name="f91" draw:formula="89*logheight/210"/>
            <draw:equation draw:name="f92" draw:formula="531*logwidth/698"/>
            <draw:equation draw:name="f93" draw:formula="44*logheight/210"/>
            <draw:equation draw:name="f94" draw:formula="609*logwidth/698"/>
            <draw:equation draw:name="f95" draw:formula="110*logheight/210"/>
            <draw:equation draw:name="f96" draw:formula="609*logwidth/698"/>
            <draw:equation draw:name="f97" draw:formula="110*logheight/210"/>
            <draw:equation draw:name="f98" draw:formula="563*logwidth/698"/>
            <draw:equation draw:name="f99" draw:formula="110*logheight/210"/>
            <draw:equation draw:name="f100" draw:formula="563*logwidth/698"/>
            <draw:equation draw:name="f101" draw:formula="154*logheight/210"/>
            <draw:equation draw:name="f102" draw:formula="609*logwidth/698"/>
            <draw:equation draw:name="f103" draw:formula="154*logheight/210"/>
            <draw:equation draw:name="f104" draw:formula="609*logwidth/698"/>
            <draw:equation draw:name="f105" draw:formula="110*logheight/210"/>
            <draw:equation draw:name="f106" draw:formula="logwidth"/>
            <draw:equation draw:name="f107" draw:formula="logheight"/>
          </draw:enhanced-geometry>
        </draw:custom-shape>
        <draw:custom-shape draw:style-name="gr31" draw:text-style-name="P7" draw:layer="layout" svg:width="9.906cm" svg:height="5.842cm" svg:x="5.953cm" svg:y="8.493cm">
          <text:p text:style-name="P3"/>
          <text:p text:style-name="P3"/>
          <text:p text:style-name="P3"/>
          <text:p text:style-name="P3"/>
          <text:p text:style-name="P3"/>
          <text:p text:style-name="P3"/>
          <text:p text:style-name="P3"/>
          <text:p text:style-name="P3"/>
          <text:p text:style-name="P3"/>
          <text:p text:style-name="P3"/>
          <text:p text:style-name="P3">SUSE CaaS Platform</text:p>
          <draw:enhanced-geometry svg:viewBox="0 0 21600 21600" draw:type="rectangle" draw:enhanced-path="M 0 0 L 21600 0 21600 21600 0 21600 0 0 Z N"/>
        </draw:custom-shape>
        <draw:custom-shape draw:style-name="gr32" draw:text-style-name="P7" draw:layer="layout" svg:width="9.144cm" svg:height="7.747cm" svg:x="16.748cm" svg:y="8.493cm">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USE Enterprise Storage</text:p>
          <draw:enhanced-geometry svg:viewBox="0 0 21600 21600" draw:type="rectangle" draw:enhanced-path="M 0 0 L 21600 0 21600 21600 0 21600 0 0 Z N"/>
        </draw:custom-shape>
        <presentation:notes draw:style-name="dp2">
          <draw:page-thumbnail draw:style-name="gr33" draw:layer="layout" svg:width="18.624cm" svg:height="10.476cm" svg:x="1.482cm" svg:y="2.123cm" draw:page-number="1" presentation:class="page"/>
          <draw:frame presentation:style-name="pr1"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ans SC Regular" svg:font-family="'Noto Sans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Triangle_20_unfilled" draw:display-name="Triangle unfilled" svg:viewBox="0 0 3000 3000" svg:d="M1500 0l1500 3000h-3000zM1500 447l-1176 2353h2353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2">
      <style:graphic-properties svg:stroke-color="#000000" draw:fill="none"/>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2_5f_1">
      <style:graphic-properties svg:stroke-color="#000000" draw:fill="none"/>
    </style:style>
    <style:style style:name="Default_5f_2_5f_1_5f_1" style:display-name="Default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2" style:display-name="Default_2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2" style:display-name="Default_2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_5f_3" style:display-name="Default_2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_5f_1_5f_3" style:display-name="Default_2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2"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3.345cm" svg:height="3.27cm" svg:x="2.297cm" svg:y="1.781cm" presentation:class="title" presentation:placeholder="true">
        <draw:text-box/>
      </draw:frame>
      <draw:frame presentation:style-name="Default-outline1" draw:layer="backgroundobjects" svg:width="23.345cm" svg:height="11.361cm" svg:x="2.297cm" svg:y="5.584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6:56:40.204724471</meta:creation-date>
    <dc:date>2019-03-06T11:39:21.864512936</dc:date>
    <meta:editing-duration>P1DT43M39S</meta:editing-duration>
    <meta:editing-cycles>120</meta:editing-cycles>
    <meta:generator>LibreOffice/6.2.0.3$Linux_X86_64 LibreOffice_project/20$Build-3</meta:generator>
    <meta:document-statistic meta:object-count="119"/>
  </office:meta>
</office:document-meta>
</file>